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e80" officeooo:paragraph-rsid="00045e80"/>
    </style:style>
    <style:style style:name="P2" style:family="paragraph" style:parent-style-name="Standard">
      <style:text-properties officeooo:rsid="00045e80" officeooo:paragraph-rsid="0007d8c0"/>
    </style:style>
    <style:style style:name="P3" style:family="paragraph" style:parent-style-name="Standard">
      <style:text-properties officeooo:rsid="00045e80" officeooo:paragraph-rsid="0009cfde"/>
    </style:style>
    <style:style style:name="P4" style:family="paragraph" style:parent-style-name="Standard">
      <style:text-properties fo:font-weight="bold" officeooo:rsid="00045e80" officeooo:paragraph-rsid="00045e80" style:font-weight-asian="bold" style:font-weight-complex="bold"/>
    </style:style>
    <style:style style:name="P5" style:family="paragraph" style:parent-style-name="Standard">
      <style:text-properties fo:font-weight="bold" officeooo:rsid="00045e80" officeooo:paragraph-rsid="0007d8c0" style:font-weight-asian="bold" style:font-weight-complex="bold"/>
    </style:style>
    <style:style style:name="P6" style:family="paragraph" style:parent-style-name="Standard">
      <style:text-properties fo:font-weight="bold" officeooo:rsid="00045e80" officeooo:paragraph-rsid="0009cfde" style:font-weight-asian="bold" style:font-weight-complex="bold"/>
    </style:style>
    <style:style style:name="P7" style:family="paragraph" style:parent-style-name="Standard">
      <style:text-properties fo:font-weight="bold" officeooo:rsid="0007d8c0" officeooo:paragraph-rsid="0007d8c0" style:font-weight-asian="bold" style:font-weight-complex="bold"/>
    </style:style>
    <style:style style:name="P8" style:family="paragraph" style:parent-style-name="Standard">
      <style:text-properties fo:font-weight="bold" officeooo:rsid="0007d8c0" officeooo:paragraph-rsid="0009cfde" style:font-weight-asian="bold" style:font-weight-complex="bold"/>
    </style:style>
    <style:style style:name="P9" style:family="paragraph" style:parent-style-name="Standard">
      <style:text-properties fo:font-weight="bold" officeooo:rsid="000e30ba" officeooo:paragraph-rsid="000e30ba" style:font-weight-asian="bold" style:font-weight-complex="bold"/>
    </style:style>
    <style:style style:name="P10" style:family="paragraph" style:parent-style-name="Standard">
      <style:text-properties fo:font-weight="bold" officeooo:rsid="000f35f8" officeooo:paragraph-rsid="000f35f8" style:font-weight-asian="bold" style:font-weight-complex="bold"/>
    </style:style>
    <style:style style:name="P11" style:family="paragraph" style:parent-style-name="Standard">
      <style:text-properties fo:font-weight="bold" officeooo:rsid="000f35f8" officeooo:paragraph-rsid="000f4fb8" style:font-weight-asian="bold" style:font-weight-complex="bold"/>
    </style:style>
    <style:style style:name="P12" style:family="paragraph" style:parent-style-name="Standard">
      <style:text-properties fo:font-weight="bold" officeooo:rsid="000f35f8" officeooo:paragraph-rsid="000fd047" style:font-weight-asian="bold" style:font-weight-complex="bold"/>
    </style:style>
    <style:style style:name="P13" style:family="paragraph" style:parent-style-name="Standard">
      <style:text-properties officeooo:rsid="0007d8c0" officeooo:paragraph-rsid="0007d8c0"/>
    </style:style>
    <style:style style:name="P14" style:family="paragraph" style:parent-style-name="Standard">
      <style:text-properties officeooo:rsid="0009cfde" officeooo:paragraph-rsid="0009cfde"/>
    </style:style>
    <style:style style:name="P15" style:family="paragraph" style:parent-style-name="Standard">
      <style:text-properties officeooo:rsid="000e30ba" officeooo:paragraph-rsid="000e30ba"/>
    </style:style>
    <style:style style:name="P16" style:family="paragraph" style:parent-style-name="Standard">
      <style:text-properties officeooo:rsid="000f35f8" officeooo:paragraph-rsid="000f35f8"/>
    </style:style>
    <style:style style:name="P17" style:family="paragraph" style:parent-style-name="Standard">
      <style:text-properties officeooo:rsid="000f35f8" officeooo:paragraph-rsid="000f4fb8"/>
    </style:style>
    <style:style style:name="P18" style:family="paragraph" style:parent-style-name="Standard">
      <style:text-properties fo:font-weight="normal" officeooo:rsid="000f35f8" officeooo:paragraph-rsid="000f35f8" style:font-weight-asian="normal" style:font-weight-complex="normal"/>
    </style:style>
    <style:style style:name="P19" style:family="paragraph" style:parent-style-name="Standard">
      <style:text-properties fo:font-weight="normal" officeooo:rsid="000f35f8" officeooo:paragraph-rsid="000f4fb8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045e80" officeooo:paragraph-rsid="0009cfd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bold" officeooo:rsid="0007d8c0" officeooo:paragraph-rsid="0009cfde" style:font-weight-asian="bold" style:font-weight-complex="bold"/>
    </style:style>
    <style:style style:name="P22" style:family="paragraph" style:parent-style-name="Preformatted_20_Text">
      <style:text-properties officeooo:rsid="00045e80" officeooo:paragraph-rsid="00045e80"/>
    </style:style>
    <style:style style:name="T1" style:family="text">
      <style:text-properties officeooo:rsid="0005ee13"/>
    </style:style>
    <style:style style:name="T2" style:family="text">
      <style:text-properties officeooo:rsid="0007d8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ee13" style:font-weight-asian="bold" style:font-weight-complex="bold"/>
    </style:style>
    <style:style style:name="T5" style:family="text">
      <style:text-properties fo:font-weight="bold" officeooo:rsid="0007d8c0" style:font-weight-asian="bold" style:font-weight-complex="bold"/>
    </style:style>
    <style:style style:name="T6" style:family="text">
      <style:text-properties fo:font-weight="bold" officeooo:rsid="0009cfde" style:font-weight-asian="bold" style:font-weight-complex="bold"/>
    </style:style>
    <style:style style:name="T7" style:family="text">
      <style:text-properties fo:font-weight="bold" officeooo:rsid="000f4fb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d8c0" style:font-weight-asian="normal" style:font-weight-complex="normal"/>
    </style:style>
    <style:style style:name="T10" style:family="text">
      <style:text-properties fo:font-weight="normal" officeooo:rsid="0009cfde" style:font-weight-asian="normal" style:font-weight-complex="normal"/>
    </style:style>
    <style:style style:name="T11" style:family="text">
      <style:text-properties fo:font-weight="normal" officeooo:rsid="000ac439" style:font-weight-asian="normal" style:font-weight-complex="normal"/>
    </style:style>
    <style:style style:name="T12" style:family="text">
      <style:text-properties fo:font-weight="normal" officeooo:rsid="000f4fb8" style:font-weight-asian="normal" style:font-weight-complex="normal"/>
    </style:style>
    <style:style style:name="T13" style:family="text">
      <style:text-properties fo:font-weight="normal" officeooo:rsid="000fd047" style:font-weight-asian="normal" style:font-weight-complex="normal"/>
    </style:style>
    <style:style style:name="T14" style:family="text">
      <style:text-properties officeooo:rsid="0009cfde"/>
    </style:style>
    <style:style style:name="T15" style:family="text">
      <style:text-properties officeooo:rsid="000ac439"/>
    </style:style>
    <style:style style:name="T16" style:family="text">
      <style:text-properties officeooo:rsid="000f4fb8"/>
    </style:style>
    <style:style style:name="T17" style:family="text">
      <style:text-properties officeooo:rsid="000fd0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OSSOVER</text:p>
      <text:p text:style-name="P1"/>
      <text:p text:style-name="P1"><text:span text:style-name="T3">procedure</text:span> onePoint</text:p>
      <text:p text:style-name="P13">crosspoint ← random(100)</text:p>
      <text:p text:style-name="P4">begin</text:p>
      <text:p text:style-name="P1"><text:tab/><text:span text:style-name="T3">for</text:span> <text:span text:style-name="T2">j</text:span>:= <text:span text:style-name="T2">0</text:span> <text:span text:style-name="T3">to</text:span> population.size <text:span text:style-name="T3">do</text:span></text:p>
      <text:p text:style-name="P1"><text:tab/><text:tab/><text:span text:style-name="T4">if</text:span><text:span text:style-name="T1"> propability &lt; 70 </text:span><text:span text:style-name="T4">then</text:span></text:p>
      <text:p text:style-name="P1"><text:tab/><text:tab/><text:tab/><text:span text:style-name="T5">if</text:span><text:span text:style-name="T2"> j mod 2 ← 0 </text:span><text:span text:style-name="T5">then</text:span></text:p>
      <text:p text:style-name="P1"><text:tab/><text:tab/><text:tab/><text:tab/><text:span text:style-name="T5">for</text:span><text:span text:style-name="T2"> i := 0 </text:span><text:span text:style-name="T5">to</text:span><text:span text:style-name="T2"> child.size </text:span><text:span text:style-name="T5">do</text:span></text:p>
      <text:p text:style-name="P1"><text:tab/><text:tab/><text:tab/><text:tab/><text:tab/><text:span text:style-name="T15">color1 ← parent1.color</text:span></text:p>
      <text:p text:style-name="P1"><text:tab/><text:tab/><text:tab/><text:tab/><text:tab/><text:span text:style-name="T15">color2 ← parent2.color</text:span></text:p>
      <text:p text:style-name="P1"><text:tab/><text:tab/><text:tab/><text:tab/><text:tab/><text:span text:style-name="T5">if </text:span><text:span text:style-name="T9">newId &lt; crosspoint </text:span><text:span text:style-name="T5">then</text:span></text:p>
      <text:p text:style-name="P3"><text:tab/><text:tab/><text:tab/><text:tab/><text:tab/><text:tab/><text:span text:style-name="T2">child.vertex(i)</text:span><text:span text:style-name="T9">.</text:span><text:span text:style-name="T11">c</text:span><text:span text:style-name="T10">olor</text:span><text:span text:style-name="T2"> ← color1</text:span></text:p>
      <text:p text:style-name="P7"><text:tab/><text:tab/><text:tab/><text:tab/><text:tab/>else</text:p>
      <text:p text:style-name="P8"><text:tab/><text:tab/><text:tab/><text:tab/><text:tab/><text:tab/><text:span text:style-name="T8">child.vertex(i).</text:span><text:span text:style-name="T11">c</text:span><text:span text:style-name="T10">olor</text:span><text:span text:style-name="T8"> ← </text:span><text:span text:style-name="T11">c</text:span><text:span text:style-name="T8">olor2</text:span></text:p>
      <text:p text:style-name="P7"><text:span text:style-name="T8"><text:tab/><text:tab/><text:tab/><text:tab/><text:tab/></text:span>end if</text:p>
      <text:p text:style-name="P7"><text:tab/><text:tab/><text:tab/><text:tab/>end for</text:p>
      <text:p text:style-name="P7"><text:tab/><text:tab/><text:tab/>else</text:p>
      <text:p text:style-name="P7"><text:tab/><text:tab/><text:tab/><text:tab/>for i := 0 to child.size do</text:p>
      <text:p text:style-name="P2"><text:tab/><text:tab/><text:tab/><text:tab/><text:tab/><text:span text:style-name="T15">color1 ← parent1.color</text:span></text:p>
      <text:p text:style-name="P2"><text:tab/><text:tab/><text:tab/><text:tab/><text:tab/><text:span text:style-name="T15">color2 ← parent2.color</text:span></text:p>
      <text:p text:style-name="P2"><text:tab/><text:tab/><text:tab/><text:tab/><text:tab/><text:span text:style-name="T5">if </text:span><text:span text:style-name="T9">newId &lt; crosspoint </text:span><text:span text:style-name="T5">then</text:span></text:p>
      <text:p text:style-name="P3"><text:tab/><text:tab/><text:tab/><text:tab/><text:tab/><text:tab/><text:span text:style-name="T2">child.vertex(i)</text:span><text:span text:style-name="T9">.</text:span><text:span text:style-name="T11">c</text:span><text:span text:style-name="T10">olor</text:span><text:span text:style-name="T2"> ← color2</text:span></text:p>
      <text:p text:style-name="P7"><text:tab/><text:tab/><text:tab/><text:tab/><text:tab/>else</text:p>
      <text:p text:style-name="P8"><text:tab/><text:tab/><text:tab/><text:tab/><text:tab/><text:tab/><text:span text:style-name="T8">child.vertex(i).</text:span><text:span text:style-name="T11">c</text:span><text:span text:style-name="T10">olor</text:span><text:span text:style-name="T8"> ← </text:span><text:span text:style-name="T11">c</text:span><text:span text:style-name="T8">olor1</text:span></text:p>
      <text:p text:style-name="P7"><text:span text:style-name="T8"><text:tab/><text:tab/><text:tab/><text:tab/><text:tab/></text:span>end if</text:p>
      <text:p text:style-name="P7"><text:tab/><text:tab/><text:tab/><text:tab/>end for</text:p>
      <text:p text:style-name="P7"><text:tab/><text:tab/><text:tab/>end if</text:p>
      <text:p text:style-name="P1"><text:tab/><text:tab/><text:span text:style-name="T4">end if<text:tab/></text:span></text:p>
      <text:p text:style-name="P1"><text:tab/><text:span text:style-name="T5">end for</text:span></text:p>
      <text:p text:style-name="P4">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procedure</text:span> <text:span text:style-name="T2">two</text:span>Point</text:p>
      <text:p text:style-name="P13">crosspoint1 ← random(100)</text:p>
      <text:p text:style-name="P13">crosspoint2 ← random(100)</text:p>
      <text:p text:style-name="P5">begin</text:p>
      <text:p text:style-name="P2"><text:tab/><text:span text:style-name="T3">for</text:span> <text:span text:style-name="T2">j</text:span>:= <text:span text:style-name="T2">0</text:span> <text:span text:style-name="T3">to</text:span> population.size <text:span text:style-name="T3">do</text:span></text:p>
      <text:p text:style-name="P2"><text:tab/><text:tab/><text:span text:style-name="T4">if</text:span><text:span text:style-name="T1"> propability &lt; 70 </text:span><text:span text:style-name="T4">then</text:span></text:p>
      <text:p text:style-name="P2"><text:tab/><text:tab/><text:tab/><text:span text:style-name="T5">if</text:span><text:span text:style-name="T2"> j mod 2 ← 0 </text:span><text:span text:style-name="T5">then</text:span></text:p>
      <text:p text:style-name="P2"><text:tab/><text:tab/><text:tab/><text:tab/><text:span text:style-name="T5">for</text:span><text:span text:style-name="T2"> i := 0 </text:span><text:span text:style-name="T5">to</text:span><text:span text:style-name="T2"> child.size </text:span><text:span text:style-name="T5">do</text:span></text:p>
      <text:p text:style-name="P2"><text:tab/><text:tab/><text:tab/><text:tab/><text:tab/><text:span text:style-name="T15">color1 ← parent1.color</text:span></text:p>
      <text:p text:style-name="P2"><text:tab/><text:tab/><text:tab/><text:tab/><text:tab/><text:span text:style-name="T15">color2 ← parent2.color</text:span></text:p>
      <text:p text:style-name="P2"><text:tab/><text:tab/><text:tab/><text:tab/><text:tab/><text:span text:style-name="T5">if </text:span><text:span text:style-name="T9">newId &lt; crosspoint1 </text:span><text:span text:style-name="T5">or </text:span><text:span text:style-name="T9">newId &gt; crosspoint2 </text:span><text:span text:style-name="T5">then</text:span></text:p>
      <text:p text:style-name="P3"><text:tab/><text:tab/><text:tab/><text:tab/><text:tab/><text:tab/><text:span text:style-name="T2">child.vertex(i)</text:span><text:span text:style-name="T9">.</text:span><text:span text:style-name="T11">c</text:span><text:span text:style-name="T10">olor</text:span><text:span text:style-name="T2"> ← color1</text:span></text:p>
      <text:p text:style-name="P7"><text:tab/><text:tab/><text:tab/><text:tab/><text:tab/>else</text:p>
      <text:p text:style-name="P8"><text:tab/><text:tab/><text:tab/><text:tab/><text:tab/><text:tab/><text:span text:style-name="T8">child.vertex(i).</text:span><text:span text:style-name="T11">c</text:span><text:span text:style-name="T10">olor</text:span><text:span text:style-name="T8"> ← </text:span><text:span text:style-name="T11">c</text:span><text:span text:style-name="T8">olor2</text:span></text:p>
      <text:p text:style-name="P7"><text:span text:style-name="T8"><text:tab/><text:tab/><text:tab/><text:tab/><text:tab/></text:span>end if</text:p>
      <text:p text:style-name="P7"><text:tab/><text:tab/><text:tab/><text:tab/>end for</text:p>
      <text:p text:style-name="P7"><text:tab/><text:tab/><text:tab/>else</text:p>
      <text:p text:style-name="P7"><text:tab/><text:tab/><text:tab/><text:tab/>for i := 0 to child.size do</text:p>
      <text:p text:style-name="P2"><text:tab/><text:tab/><text:tab/><text:tab/><text:tab/><text:span text:style-name="T2">kolor1 ← parent1.color</text:span></text:p>
      <text:p text:style-name="P2"><text:tab/><text:tab/><text:tab/><text:tab/><text:tab/><text:span text:style-name="T2">kolor2 ← parent2.color</text:span></text:p>
      <text:p text:style-name="P2"><text:tab/><text:tab/><text:tab/><text:tab/><text:tab/><text:span text:style-name="T5">if </text:span><text:span text:style-name="T9">newId &lt; crosspoint1 </text:span><text:span text:style-name="T5">or </text:span><text:span text:style-name="T9">newId &gt; crosspoint2 </text:span><text:span text:style-name="T5">then</text:span></text:p>
      <text:p text:style-name="P3"><text:tab/><text:tab/><text:tab/><text:tab/><text:tab/><text:tab/><text:span text:style-name="T2">child.vertex(i)</text:span><text:span text:style-name="T9">.</text:span><text:span text:style-name="T11">c</text:span><text:span text:style-name="T10">olor</text:span><text:span text:style-name="T2"> ← color2</text:span></text:p>
      <text:p text:style-name="P7"><text:tab/><text:tab/><text:tab/><text:tab/><text:tab/>else</text:p>
      <text:p text:style-name="P8"><text:tab/><text:tab/><text:tab/><text:tab/><text:tab/><text:tab/><text:span text:style-name="T8">child.vertex(i).</text:span><text:span text:style-name="T11">c</text:span><text:span text:style-name="T10">olor</text:span><text:span text:style-name="T8"> ← </text:span><text:span text:style-name="T11">c</text:span><text:span text:style-name="T8">olor1</text:span></text:p>
      <text:p text:style-name="P7"><text:span text:style-name="T8"><text:tab/><text:tab/><text:tab/><text:tab/><text:tab/></text:span><text:span text:style-name="T5">end if</text:span></text:p>
      <text:p text:style-name="P7"><text:tab/><text:tab/><text:tab/><text:tab/>end for</text:p>
      <text:p text:style-name="P7"><text:tab/><text:tab/><text:tab/>end if</text:p>
      <text:p text:style-name="P2"><text:tab/><text:tab/><text:span text:style-name="T4">end if<text:tab/></text:span></text:p>
      <text:p text:style-name="P2"><text:tab/><text:span text:style-name="T5">end for</text:span></text:p>
      <text:p text:style-name="P5">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procedure</text:span> <text:span text:style-name="T2">uniform</text:span></text:p>
      <text:p text:style-name="P5">begin</text:p>
      <text:p text:style-name="P2"><text:tab/><text:span text:style-name="T3">for</text:span> <text:span text:style-name="T2">j</text:span>:= <text:span text:style-name="T2">0</text:span> <text:span text:style-name="T3">to</text:span> population.size <text:span text:style-name="T3">do</text:span></text:p>
      <text:p text:style-name="P2"><text:tab/><text:tab/><text:span text:style-name="T4">if</text:span><text:span text:style-name="T1"> propability &lt; 70 </text:span><text:span text:style-name="T4">then</text:span></text:p>
      <text:p text:style-name="P2"><text:tab/><text:tab/><text:tab/><text:span text:style-name="T5">if</text:span><text:span text:style-name="T2"> j mod 2 ← 0 </text:span><text:span text:style-name="T5">then</text:span></text:p>
      <text:p text:style-name="P2"><text:tab/><text:tab/><text:tab/><text:tab/><text:span text:style-name="T5">for</text:span><text:span text:style-name="T2"> i := 0 </text:span><text:span text:style-name="T5">to</text:span><text:span text:style-name="T2"> child.size </text:span><text:span text:style-name="T5">do</text:span></text:p>
      <text:p text:style-name="P2"><text:tab/><text:tab/><text:tab/><text:tab/><text:tab/><text:span text:style-name="T15">color1 ← parent1.color</text:span></text:p>
      <text:p text:style-name="P2"><text:tab/><text:tab/><text:tab/><text:tab/><text:tab/><text:span text:style-name="T15">color2 ← parent2.color</text:span></text:p>
      <text:p text:style-name="P2"><text:tab/><text:tab/><text:tab/><text:tab/><text:tab/><text:span text:style-name="T2">generator ← random(2)</text:span></text:p>
      <text:p text:style-name="P2"><text:tab/><text:tab/><text:tab/><text:tab/><text:tab/><text:span text:style-name="T5">if </text:span><text:span text:style-name="T9">generator == 0 </text:span><text:span text:style-name="T5">then</text:span></text:p>
      <text:p text:style-name="P3"><text:tab/><text:tab/><text:tab/><text:tab/><text:tab/><text:tab/><text:span text:style-name="T2">child.vertex(i)</text:span><text:span text:style-name="T9">.</text:span><text:span text:style-name="T11">c</text:span><text:span text:style-name="T10">olor</text:span><text:span text:style-name="T2"> ← color1</text:span></text:p>
      <text:p text:style-name="P7"><text:tab/><text:tab/><text:tab/><text:tab/><text:tab/>else</text:p>
      <text:p text:style-name="P8"><text:tab/><text:tab/><text:tab/><text:tab/><text:tab/><text:tab/><text:span text:style-name="T8">child.vertex(i).</text:span><text:span text:style-name="T11">c</text:span><text:span text:style-name="T10">olor</text:span><text:span text:style-name="T8"> ← </text:span><text:span text:style-name="T11">c</text:span><text:span text:style-name="T8">olor2</text:span></text:p>
      <text:p text:style-name="P7"><text:span text:style-name="T8"><text:tab/><text:tab/><text:tab/><text:tab/><text:tab/></text:span>end if</text:p>
      <text:p text:style-name="P7"><text:tab/><text:tab/><text:tab/><text:tab/>end for</text:p>
      <text:p text:style-name="P7"><text:tab/><text:tab/><text:tab/>else</text:p>
      <text:p text:style-name="P7"><text:tab/><text:tab/><text:tab/><text:tab/>for i := 0 to child.size do</text:p>
      <text:p text:style-name="P2"><text:tab/><text:tab/><text:tab/><text:tab/><text:tab/><text:span text:style-name="T15">color1 ← parent1.color</text:span></text:p>
      <text:p text:style-name="P2"><text:tab/><text:tab/><text:tab/><text:tab/><text:tab/><text:span text:style-name="T15">color2 ← parent2.color</text:span></text:p>
      <text:p text:style-name="P2"><text:tab/><text:tab/><text:tab/><text:tab/><text:tab/><text:span text:style-name="T2">generator ← random(2)</text:span></text:p>
      <text:p text:style-name="P2"><text:tab/><text:tab/><text:tab/><text:tab/><text:tab/><text:span text:style-name="T5">if </text:span><text:span text:style-name="T9">generator == 0 </text:span><text:span text:style-name="T5">then</text:span></text:p>
      <text:p text:style-name="P3"><text:tab/><text:tab/><text:tab/><text:tab/><text:tab/><text:tab/><text:span text:style-name="T2">child.vertex(i)</text:span><text:span text:style-name="T9">.</text:span><text:span text:style-name="T11">c</text:span><text:span text:style-name="T10">olor</text:span><text:span text:style-name="T2"> ← color2</text:span></text:p>
      <text:p text:style-name="P7"><text:tab/><text:tab/><text:tab/><text:tab/><text:tab/>else</text:p>
      <text:p text:style-name="P7"><text:tab/><text:tab/><text:tab/><text:tab/><text:tab/><text:tab/><text:span text:style-name="T8">child.vertex(i).</text:span><text:span text:style-name="T11">c</text:span><text:span text:style-name="T10">olor</text:span><text:span text:style-name="T8"> ← </text:span><text:span text:style-name="T11">c</text:span><text:span text:style-name="T8">olor1</text:span></text:p>
      <text:p text:style-name="P7"><text:span text:style-name="T8"><text:tab/><text:tab/><text:tab/><text:tab/><text:tab/></text:span>end if</text:p>
      <text:p text:style-name="P7"><text:tab/><text:tab/><text:tab/><text:tab/>end for</text:p>
      <text:p text:style-name="P7"><text:tab/><text:tab/><text:tab/>end if</text:p>
      <text:p text:style-name="P2"><text:tab/><text:tab/><text:span text:style-name="T4">end if<text:tab/></text:span></text:p>
      <text:p text:style-name="P2"><text:tab/><text:span text:style-name="T5">end for</text:span></text:p>
      <text:p text:style-name="P5">end</text:p>
      <text:p text:style-name="P1"/>
      <text:p text:style-name="P1"/>
      <text:p text:style-name="P1"/>
      <text:p text:style-name="P3"><text:span text:style-name="T3">procedure</text:span> <text:span text:style-name="T14">arithmetic</text:span></text:p>
      <text:p text:style-name="P6">begin</text:p>
      <text:p text:style-name="P3"><text:tab/><text:span text:style-name="T3">for</text:span> <text:span text:style-name="T2">j</text:span>:= <text:span text:style-name="T2">0</text:span> <text:span text:style-name="T3">to</text:span> population.size <text:span text:style-name="T3">do</text:span></text:p>
      <text:p text:style-name="P3"><text:tab/><text:tab/><text:span text:style-name="T4">if</text:span><text:span text:style-name="T1"> propability &lt; 70 </text:span><text:span text:style-name="T4">then</text:span></text:p>
      <text:p text:style-name="P20"><text:tab/><text:tab/><text:tab/><text:span text:style-name="T5">for</text:span><text:span text:style-name="T2"> i := 0 </text:span><text:span text:style-name="T5">to</text:span><text:span text:style-name="T2"> child.size </text:span><text:span text:style-name="T5">do</text:span></text:p>
      <text:p text:style-name="P20"><text:tab/><text:tab/><text:tab/><text:tab/><text:span text:style-name="T15">color1 ← parent1.color</text:span></text:p>
      <text:p text:style-name="P20"><text:tab/><text:tab/><text:tab/><text:tab/><text:span text:style-name="T15">color2 ← parent2.color</text:span></text:p>
      <text:p text:style-name="P20"><text:tab/><text:tab/><text:tab/><text:tab/><text:span text:style-name="T2">child.vertex(i).color ← (color1 * color2) % chromosomColors</text:span></text:p>
      <text:p text:style-name="P21"><text:tab/><text:tab/><text:tab/>end for</text:p>
      <text:p text:style-name="P1"><text:tab/><text:tab/><text:span text:style-name="T6">end if</text:span></text:p>
      <text:p text:style-name="P1"><text:span text:style-name="T6"><text:tab/>end for</text:span></text:p>
      <text:p text:style-name="P14"><text:span text:style-name="T3">end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text:span text:style-name="T3">MUTATION</text:span></text:p>
      <text:p text:style-name="P15"/>
      <text:p text:style-name="P15"><text:span text:style-name="T3">procedure</text:span> simple</text:p>
      <text:p text:style-name="P9">begin</text:p>
      <text:p text:style-name="P15"><text:tab/><text:span text:style-name="T3">foreach</text:span><text:span text:style-name="T8"> vertex </text:span><text:span text:style-name="T3">in </text:span><text:span text:style-name="T8">chromosom </text:span><text:span text:style-name="T3">do</text:span></text:p>
      <text:p text:style-name="P15"><text:span text:style-name="T8"><text:tab/><text:tab/></text:span><text:span text:style-name="T3">for </text:span><text:span text:style-name="T8">j:= 0 </text:span><text:span text:style-name="T3">to </text:span><text:span text:style-name="T8">chromosomColors </text:span><text:span text:style-name="T3">do</text:span></text:p>
      <text:p text:style-name="P15"><text:span text:style-name="T3"><text:tab/><text:tab/><text:tab/></text:span><text:span text:style-name="T8">colorsArray ← j</text:span></text:p>
      <text:p text:style-name="P15"><text:span text:style-name="T8"><text:tab/><text:tab/></text:span><text:span text:style-name="T3">end for</text:span></text:p>
      <text:p text:style-name="P15"><text:span text:style-name="T3"><text:tab/><text:tab/>for </text:span><text:span text:style-name="T8">d:=0 </text:span><text:span text:style-name="T3">to</text:span><text:span text:style-name="T8"> vertex.neighbours.size </text:span><text:span text:style-name="T3">do</text:span></text:p>
      <text:p text:style-name="P15"><text:span text:style-name="T3"><text:tab/><text:tab/><text:tab/>if </text:span><text:span text:style-name="T8">vertex.neighbours(d).color == vertex.color </text:span><text:span text:style-name="T3">then</text:span></text:p>
      <text:p text:style-name="P15"><text:span text:style-name="T8"><text:tab/><text:tab/><text:tab/><text:tab/></text:span><text:span text:style-name="T3">if</text:span><text:span text:style-name="T8"> colorsArray contains a vertex.neighbours(d).color</text:span></text:p>
      <text:p text:style-name="P15"><text:span text:style-name="T8"><text:tab/><text:tab/><text:tab/><text:tab/><text:tab/>remove this color from colorsArray</text:span></text:p>
      <text:p text:style-name="P15"><text:span text:style-name="T3"><text:tab/><text:tab/><text:tab/><text:tab/>end if</text:span></text:p>
      <text:p text:style-name="P15"><text:span text:style-name="T8"><text:tab/><text:tab/><text:tab/></text:span><text:span text:style-name="T3">end if</text:span></text:p>
      <text:p text:style-name="P15"><text:span text:style-name="T3"><text:tab/><text:tab/>end for</text:span></text:p>
      <text:p text:style-name="P15"><text:span text:style-name="T3"><text:tab/><text:tab/></text:span><text:span text:style-name="T8">vertex.color ← color.random(colorsArray.size)</text:span></text:p>
      <text:p text:style-name="P15"><text:span text:style-name="T3"><text:tab/>end foreach</text:span></text:p>
      <text:p text:style-name="P15"><text:span text:style-name="T3">end</text:span></text:p>
      <text:p text:style-name="P15"/>
      <text:p text:style-name="P15"/>
      <text:p text:style-name="P15"/>
      <text:p text:style-name="P15"><text:span text:style-name="T3"/></text:p>
      <text:p text:style-name="P15"/>
      <text:p text:style-name="P16"><text:span text:style-name="T3">procedure</text:span> minMaxTransposition</text:p>
      <text:p text:style-name="P10">begin</text:p>
      <text:p text:style-name="P10"><text:tab/>for <text:span text:style-name="T8">i :=0 </text:span>to <text:span text:style-name="T8">chromosom.size </text:span>do</text:p>
      <text:p text:style-name="P10"><text:tab/><text:tab/><text:span text:style-name="T8">badNeighbours := 0</text:span></text:p>
      <text:p text:style-name="P10"><text:tab/><text:tab/>for <text:span text:style-name="T8">d:=0 </text:span>to <text:span text:style-name="T8"><text:s/>vertex(i).neighbours.size </text:span>do</text:p>
      <text:p text:style-name="P10"><text:tab/><text:tab/><text:tab/>if <text:span text:style-name="T8">vertex(i).neighbours(d).color == vertex(i).color</text:span></text:p>
      <text:p text:style-name="P10"><text:span text:style-name="T8"><text:tab/><text:tab/><text:tab/><text:tab/>badNeighbours ← badNeighbours + 1</text:span></text:p>
      <text:p text:style-name="P10"><text:span text:style-name="T8"><text:tab/><text:tab/><text:tab/><text:tab/></text:span>break</text:p>
      <text:p text:style-name="P10"><text:tab/><text:tab/><text:tab/>end if</text:p>
      <text:p text:style-name="P10"><text:tab/><text:tab/>end for</text:p>
      <text:p text:style-name="P18"><text:tab/><text:tab/>badNeighboursArray(i) ← badNeighbours</text:p>
      <text:p text:style-name="P10"><text:tab/>end for</text:p>
      <text:p text:style-name="P10"><text:span text:style-name="T8"><text:tab/>max ← badNeighboursArray.max</text:span></text:p>
      <text:p text:style-name="P10"><text:span text:style-name="T8"><text:tab/>min ← badNeighboursArray.min</text:span></text:p>
      <text:p text:style-name="P11"><text:span text:style-name="T8"><text:tab/>chromosom(</text:span><text:span text:style-name="T12">max).color ← </text:span><text:span text:style-name="T8"><text:s/>chromosom(min).kolor</text:span></text:p>
      <text:p text:style-name="P10">end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7"><text:span text:style-name="T3">procedure</text:span> <text:span text:style-name="T16">random</text:span>Transposition</text:p>
      <text:p text:style-name="P11">begin</text:p>
      <text:p text:style-name="P11"><text:tab/>for <text:span text:style-name="T8">i :=0 </text:span>to <text:span text:style-name="T8">chromosom.size </text:span>do</text:p>
      <text:p text:style-name="P11"><text:tab/><text:tab/>for <text:span text:style-name="T8">d:=0 </text:span>to <text:span text:style-name="T8"><text:s/>vertex(i).neighbours.size </text:span>do</text:p>
      <text:p text:style-name="P11"><text:tab/><text:tab/><text:tab/>if <text:span text:style-name="T8">vertex(i).neighbours(d).color == vertex(i).color</text:span></text:p>
      <text:p text:style-name="P11"><text:span text:style-name="T8"><text:tab/><text:tab/><text:tab/><text:tab/>badNeighbour ← </text:span><text:span text:style-name="T12">vertex(i).neighbours(d)</text:span></text:p>
      <text:p text:style-name="P11"><text:span text:style-name="T12"><text:tab/><text:tab/><text:tab/><text:tab/>indexBadNeighbour ← i</text:span></text:p>
      <text:p text:style-name="P11"><text:span text:style-name="T8"><text:tab/><text:tab/><text:tab/><text:tab/></text:span>break</text:p>
      <text:p text:style-name="P11"><text:tab/><text:tab/><text:tab/>end if</text:p>
      <text:p text:style-name="P11"><text:tab/><text:tab/>end for</text:p>
      <text:p text:style-name="P19"><text:tab/><text:tab/><text:span text:style-name="T7">if</text:span><text:span text:style-name="T16"> </text:span>badNeighbours !<text:span text:style-name="T16">= null </text:span><text:span text:style-name="T7">then</text:span></text:p>
      <text:p text:style-name="P19"><text:tab/><text:tab/><text:tab/><text:span text:style-name="T7">break</text:span></text:p>
      <text:p text:style-name="P11"><text:tab/>end for</text:p>
      <text:p text:style-name="P11"><text:tab/><text:span text:style-name="T16">while </text:span><text:span text:style-name="T12">true </text:span><text:span text:style-name="T17">do</text:span></text:p>
      <text:p text:style-name="P11"><text:tab/><text:tab/><text:span text:style-name="T13">newColor ← chromosom.random.color</text:span></text:p>
      <text:p text:style-name="P11"><text:span text:style-name="T13"><text:tab/><text:tab/></text:span><text:span text:style-name="T17">if </text:span><text:span text:style-name="T13">chromosom(indexBadNeighbour) != newColor </text:span><text:span text:style-name="T17">then</text:span></text:p>
      <text:p text:style-name="P12"><text:tab/><text:tab/><text:tab/><text:span text:style-name="T13">chromosom(indexBadNeighbour) ← newColor </text:span></text:p>
      <text:p text:style-name="P12"><text:span text:style-name="T13"><text:tab/><text:tab/><text:tab/></text:span><text:span text:style-name="T17">break</text:span></text:p>
      <text:p text:style-name="P12"><text:tab/><text:tab/><text:span text:style-name="T17">end if</text:span></text:p>
      <text:p text:style-name="P12"><text:tab/><text:span text:style-name="T17">end while</text:span></text:p>
      <text:p text:style-name="P11">end</text:p>
      <text:p text:style-name="P15"><text:span text:style-name="T3"/></text:p>
      <text:p text:style-name="P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0:51:31.539980740</meta:creation-date>
    <dc:date>2015-06-07T12:43:02.599850793</dc:date>
    <meta:editing-duration>PT35M6S</meta:editing-duration>
    <meta:editing-cycles>10</meta:editing-cycles>
    <meta:generator>LibreOffice/4.3.2.2$Linux_X86_64 LibreOffice_project/430m0$Build-2</meta:generator>
    <meta:document-statistic meta:table-count="0" meta:image-count="0" meta:object-count="0" meta:page-count="5" meta:paragraph-count="156" meta:word-count="481" meta:character-count="3432" meta:non-whitespace-character-count="2647"/>
  </office:meta>
</office:document-meta>
</file>